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1.5pt solid #008000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1.5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France métropolitaine –Grande distribution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4" office:value-type="string" calcext:value-type="string">
            <text:p>Fév.-11</text:p>
          </table:table-cell>
          <table:table-cell table:style-name="ce4" office:value-type="string" calcext:value-type="string">
            <text:p>Fév.-10</text:p>
          </table:table-cell>
          <table:table-cell table:style-name="ce4" office:value-type="string" calcext:value-type="string">
            <text:p>Fév.-09</text:p>
          </table:table-cell>
          <table:table-cell table:style-name="ce4" office:value-type="string" calcext:value-type="string">
            <text:p>Fév.-08</text:p>
          </table:table-cell>
          <table:table-cell table:style-name="ce4" office:value-type="string" calcext:value-type="string">
            <text:p>Fév.-07</text:p>
          </table:table-cell>
          <table:table-cell table:style-name="ce4" office:value-type="string" calcext:value-type="string">
            <text:p>Fév.-03</text:p>
          </table:table-cell>
          <table:table-cell table:style-name="ce4" office:value-type="string" calcext:value-type="string">
            <text:p>Fév.-02</text:p>
          </table:table-cell>
          <table:table-cell table:style-name="ce4" office:value-type="string" calcext:value-type="string">
            <text:p>Fév.-01</text:p>
          </table:table-cell>
          <table:table-cell table:style-name="ce4" office:value-type="string" calcext:value-type="string">
            <text:p>Fév.-00</text:p>
          </table:table-cell>
          <table:table-cell table:style-name="ce4" office:value-type="string" calcext:value-type="string">
            <text:p>Fév.-99</text:p>
          </table:table-cell>
          <table:table-cell table:style-name="ce6" office:value-type="string" calcext:value-type="string">
            <text:p>Fév.-98</text:p>
          </table:table-cell>
        </table:table-row>
        <table:table-row table:style-name="ro1">
          <table:table-cell table:style-name="ce3" office:value-type="string" calcext:value-type="string">
            <text:p>Valeur</text:p>
          </table:table-cell>
          <table:table-cell table:style-name="ce4" office:value-type="float" office:value="120.7" calcext:value-type="float">
            <text:p>120,7</text:p>
          </table:table-cell>
          <table:table-cell table:style-name="ce4" office:value-type="float" office:value="121.2" calcext:value-type="float">
            <text:p>121,2</text:p>
          </table:table-cell>
          <table:table-cell table:style-name="ce4" office:value-type="float" office:value="121.3" calcext:value-type="float">
            <text:p>121,3</text:p>
          </table:table-cell>
          <table:table-cell table:style-name="ce4" office:value-type="float" office:value="119.3" calcext:value-type="float">
            <text:p>119,3</text:p>
          </table:table-cell>
          <table:table-cell table:style-name="ce4" office:value-type="float" office:value="114.1" calcext:value-type="float">
            <text:p>114,1</text:p>
          </table:table-cell>
          <table:table-cell table:style-name="ce4" office:value-type="float" office:value="111.6" calcext:value-type="float">
            <text:p>111,6</text:p>
          </table:table-cell>
          <table:table-cell table:style-name="ce4" office:value-type="float" office:value="109.6" calcext:value-type="float">
            <text:p>109,6</text:p>
          </table:table-cell>
          <table:table-cell table:style-name="ce4" office:value-type="float" office:value="105.6" calcext:value-type="float">
            <text:p>105,6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0.2" calcext:value-type="float">
            <text:p>100,2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.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.</text:p>
          </table:table-cell>
          <table:table-cell table:formula="of:=[.I4]-100" office:value-type="float" office:value="5.59999999999999" calcext:value-type="float">
            <text:p>5,59999999999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.</text:p>
          </table:table-cell>
          <table:table-cell table:formula="of:=100*120.7/105.6-100" office:value-type="float" office:value="14.2992424242424" calcext:value-type="float">
            <text:p>14,2992424242424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4.</text:p>
          </table:table-cell>
          <table:table-cell table:style-name="ce5" table:formula="of:=100*[.B4]/[.$G4]" office:value-type="float" office:value="108.154121863799" calcext:value-type="float">
            <text:p>108,154121863799</text:p>
          </table:table-cell>
          <table:table-cell table:style-name="ce5" table:formula="of:=100*[.C4]/[.$G4]" office:value-type="float" office:value="108.602150537634" calcext:value-type="float">
            <text:p>108,602150537634</text:p>
          </table:table-cell>
          <table:table-cell table:style-name="ce5" table:formula="of:=100*[.D4]/[.$G4]" office:value-type="float" office:value="108.691756272401" calcext:value-type="float">
            <text:p>108,691756272401</text:p>
          </table:table-cell>
          <table:table-cell table:style-name="ce5" table:formula="of:=100*[.E4]/[.$G4]" office:value-type="float" office:value="106.899641577061" calcext:value-type="float">
            <text:p>106,899641577061</text:p>
          </table:table-cell>
          <table:table-cell table:style-name="ce5" table:formula="of:=100*[.F4]/[.$G4]" office:value-type="float" office:value="102.240143369176" calcext:value-type="float">
            <text:p>102,240143369176</text:p>
          </table:table-cell>
          <table:table-cell table:style-name="ce5" table:formula="of:=100*[.G4]/[.$G4]" office:value-type="float" office:value="100" calcext:value-type="float">
            <text:p>100</text:p>
          </table:table-cell>
          <table:table-cell table:style-name="ce5" table:formula="of:=100*[.H4]/[.$G4]" office:value-type="float" office:value="98.2078853046595" calcext:value-type="float">
            <text:p>98,2078853046595</text:p>
          </table:table-cell>
          <table:table-cell table:style-name="ce5" table:formula="of:=100*[.I4]/[.$G4]" office:value-type="float" office:value="94.6236559139785" calcext:value-type="float">
            <text:p>94,6236559139785</text:p>
          </table:table-cell>
          <table:table-cell table:style-name="ce5" table:formula="of:=100*[.J4]/[.$G4]" office:value-type="float" office:value="91.3978494623656" calcext:value-type="float">
            <text:p>91,3978494623656</text:p>
          </table:table-cell>
          <table:table-cell table:style-name="ce5" table:formula="of:=100*[.K4]/[.$G4]" office:value-type="float" office:value="89.7849462365592" calcext:value-type="float">
            <text:p>89,7849462365592</text:p>
          </table:table-cell>
          <table:table-cell table:style-name="ce5" table:formula="of:=100*[.L4]/[.$G4]" office:value-type="float" office:value="89.6057347670251" calcext:value-type="float">
            <text:p>89,60573476702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2:43:35.4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6:01:01.714000000</meta:creation-date>
    <dc:date>2018-06-14T12:50:51.537000000</dc:date>
    <meta:editing-duration>PT7M10S</meta:editing-duration>
    <meta:editing-cycles>2</meta:editing-cycles>
    <meta:generator>LibreOffice/5.2.6.2$Windows_X86_64 LibreOffice_project/a3100ed2409ebf1c212f5048fbe377c281438fdc</meta:generator>
    <meta:document-statistic meta:table-count="1" meta:cell-count="42" meta:object-count="0"/>
  </office:meta>
</office:document-meta>
</file>